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late Typ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able (Generi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age Worlds Armor T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vage Worlds Crea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vage Worlds Ite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age Worlds Pow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vage Worlds Vehicl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vage Worlds Weapon (Melee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vage Worlds Weapon (Ranged)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Legend of the Five Rings 4<text:span text:style-name="T1">th</text:span> Ed Weapon Recor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ungeons and Dragons Ite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ngeons and Dragons Spe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ungeons and Dragons Fe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ngeons and Dragons Monster/Creatur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ungeons and Dragons NP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ngeons and Dragons Rac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ungeons and Dragons Backg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ngeons and Dragons Class Featur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ungeons and Dragons Character sheet 2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eneric Tex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vare Creatur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ngeons and Dragons Rac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ungeons and Dragons Backg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ungeons and Dragons Class Featur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ungeons and Dragons Rac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ngeons and Dragons Background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3:39:04.504000000</meta:creation-date>
    <dc:date>2024-10-25T15:52:20.836000000</dc:date>
    <meta:editing-duration>P2DT42M50S</meta:editing-duration>
    <meta:editing-cycles>2</meta:editing-cycles>
    <meta:generator>LibreOffice/24.8.0.3$Windows_X86_64 LibreOffice_project/0bdf1299c94fe897b119f97f3c613e9dca6be583</meta:generator>
    <meta:document-statistic meta:table-count="1" meta:cell-count="52" meta:object-count="0"/>
  </office:meta>
</office:document-meta>
</file>